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pplyFilterOnReward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3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lterTypeData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#/">https://dev-portal.icanbwell.com/#/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rand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/01/2018</text:date>, <text:time>18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8:34:12</dc:date>
    <meta:creation-date>2014-12-16T16:26:20Z</meta:creation-date>
    <meta:editing-cycles>95</meta:editing-cycles>
    <meta:editing-duration>P1DT12H20M2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